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b65" officeooo:paragraph-rsid="00098b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data:</text:p>
      <text:p text:style-name="P1"><text:a xlink:type="simple" xlink:href="https://dataplatform.knmi.nl/dataset/preview/windgegevens-1-0" text:style-name="Internet_20_link" text:visited-style-name="Visited_20_Internet_20_Link">https://dataplatform.knmi.nl/dataset/preview/windgegevens-1-0</text:a></text:p>
      <text:p text:style-name="P1"/>
      <text:p text:style-name="P1">De data bevat o.a. ook locatie Assendelft (waar zit die?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0:56:27.678609229</meta:creation-date>
    <meta:generator>LibreOffice/7.5.9.2$Linux_X86_64 LibreOffice_project/50$Build-2</meta:generator>
    <dc:date>2023-12-22T10:09:16.683112665</dc:date>
    <meta:editing-duration>PT37S</meta:editing-duration>
    <meta:editing-cycles>1</meta:editing-cycles>
    <meta:document-statistic meta:table-count="0" meta:image-count="0" meta:object-count="0" meta:page-count="1" meta:paragraph-count="3" meta:word-count="12" meta:character-count="127" meta:non-whitespace-character-count="118"/>
  </office:meta>
</office:document-meta>
</file>